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 Sharp" svg:font-family="'WenQuanYi Zen Hei Sharp'" style:font-family-generic="modern" style:font-pitch="fixed"/>
  </office:font-face-decls>
  <office:automatic-styles>
    <style:style style:name="P1" style:family="paragraph" style:parent-style-name="Preformatted_20_Text">
      <style:text-properties style:font-name="Carlito" fo:font-size="12pt" officeooo:paragraph-rsid="00315236" style:font-size-asian="12pt" style:font-size-complex="12pt"/>
    </style:style>
    <style:style style:name="P2" style:family="paragraph" style:parent-style-name="Preformatted_20_Text">
      <style:text-properties style:font-name="Carlito" fo:font-size="12pt" officeooo:rsid="00d9e91b" officeooo:paragraph-rsid="00d9e91b" style:font-size-asian="12pt" style:font-size-complex="12pt"/>
    </style:style>
    <style:style style:name="P3" style:family="paragraph" style:parent-style-name="Text_20_body">
      <style:paragraph-properties style:writing-mode="lr-tb"/>
      <style:text-properties style:font-name="Carlito" fo:font-size="12pt" officeooo:rsid="00c4b338" officeooo:paragraph-rsid="00c7580d" style:font-size-asian="12pt" style:font-size-complex="12pt"/>
    </style:style>
    <style:style style:name="P4" style:family="paragraph" style:parent-style-name="Text_20_body">
      <style:paragraph-properties style:writing-mode="lr-tb"/>
      <style:text-properties style:font-name="Carlito" fo:font-size="12pt" officeooo:rsid="008ad63c" officeooo:paragraph-rsid="00c68e6c" style:font-size-asian="12pt" style:font-size-complex="12pt"/>
    </style:style>
    <style:style style:name="P5" style:family="paragraph" style:parent-style-name="Text_20_body">
      <style:text-properties style:font-name="Carlito" fo:font-size="12pt" officeooo:rsid="002034cb" officeooo:paragraph-rsid="00317928" style:font-size-asian="12pt" style:font-size-complex="12pt"/>
    </style:style>
    <style:style style:name="P6" style:family="paragraph" style:parent-style-name="Text_20_body">
      <style:text-properties style:font-name="Carlito" fo:font-size="12pt" officeooo:rsid="002034cb" officeooo:paragraph-rsid="002034cb" style:font-size-asian="12pt" style:font-size-complex="12pt"/>
    </style:style>
    <style:style style:name="P7" style:family="paragraph" style:parent-style-name="Standard">
      <style:text-properties style:font-name="Carlito" fo:font-size="12pt" officeooo:rsid="002034cb" style:font-size-asian="12pt" style:font-size-complex="12pt"/>
    </style:style>
    <style:style style:name="P8" style:family="paragraph" style:parent-style-name="Text_20_body">
      <style:text-properties style:font-name="Carlito" fo:font-size="12pt" officeooo:rsid="003588ca" officeooo:paragraph-rsid="003588ca" style:font-size-asian="12pt" style:font-size-complex="12pt"/>
    </style:style>
    <style:style style:name="P9" style:family="paragraph" style:parent-style-name="Text_20_body">
      <style:text-properties style:font-name="Carlito" fo:font-size="12pt" officeooo:rsid="007ff4da" officeooo:paragraph-rsid="007ff4da" style:font-size-asian="12pt" style:font-size-complex="12pt"/>
    </style:style>
    <style:style style:name="P10" style:family="paragraph" style:parent-style-name="Text_20_body">
      <style:text-properties style:font-name="Carlito" fo:font-size="12pt" officeooo:rsid="00d7581f" officeooo:paragraph-rsid="00d7581f" style:font-size-asian="12pt" style:font-size-complex="12pt"/>
    </style:style>
    <style:style style:name="P11" style:family="paragraph" style:parent-style-name="Text_20_body">
      <style:text-properties style:font-name="Carlito" fo:font-size="12pt" officeooo:rsid="00cf2d62" officeooo:paragraph-rsid="00cf2d62" style:font-size-asian="12pt" style:font-size-complex="12pt"/>
    </style:style>
    <style:style style:name="P12" style:family="paragraph" style:parent-style-name="Standard">
      <style:text-properties style:font-name="Carlito" fo:font-size="12pt" officeooo:rsid="005924f5" officeooo:paragraph-rsid="00b5f7c7" style:font-size-asian="12pt" style:font-size-complex="12pt"/>
    </style:style>
    <style:style style:name="P13" style:family="paragraph" style:parent-style-name="Standard">
      <style:text-properties style:font-name="Carlito" fo:font-size="12pt" officeooo:rsid="0045d856" officeooo:paragraph-rsid="00b5f7c7" style:font-size-asian="12pt" style:font-size-complex="12pt"/>
    </style:style>
    <style:style style:name="P14" style:family="paragraph" style:parent-style-name="Text_20_body">
      <style:paragraph-properties style:writing-mode="lr-tb"/>
      <style:text-properties style:font-name="Carlito" fo:font-size="12pt" fo:font-weight="bold" officeooo:rsid="00c03186" officeooo:paragraph-rsid="00c20d6a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style:writing-mode="lr-tb"/>
      <style:text-properties style:font-name="Carlito" fo:font-size="12pt" fo:font-weight="bold" officeooo:rsid="010da0ce" officeooo:paragraph-rsid="00c7580d" style:font-size-asian="12pt" style:font-weight-asian="bold" style:font-size-complex="12pt" style:font-weight-complex="bold"/>
    </style:style>
    <style:style style:name="P16" style:family="paragraph" style:parent-style-name="Text_20_body">
      <style:text-properties style:font-name="Carlito" fo:font-size="12pt" fo:font-weight="bold" officeooo:rsid="00d2f3c3" officeooo:paragraph-rsid="00d2f3c3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Carlito" fo:font-size="12pt" fo:font-weight="bold" officeooo:rsid="00be767f" officeooo:paragraph-rsid="00bef68c" style:font-size-asian="12pt" style:font-weight-asian="bold" style:font-size-complex="12pt" style:font-weight-complex="bold"/>
    </style:style>
    <style:style style:name="P18" style:family="paragraph" style:parent-style-name="Text_20_body">
      <style:text-properties style:font-name="Carlito" fo:font-size="12pt" fo:font-weight="bold" officeooo:rsid="0111d84a" officeooo:paragraph-rsid="01124ed5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Carlito" fo:font-size="14pt" fo:font-weight="normal" officeooo:rsid="00232f41" officeooo:paragraph-rsid="00232f41" style:font-size-asian="14pt" style:font-weight-asian="normal" style:font-size-complex="14pt" style:font-weight-complex="normal"/>
    </style:style>
    <style:style style:name="P20" style:family="paragraph" style:parent-style-name="Text_20_body">
      <style:text-properties style:font-name="Carlito" officeooo:paragraph-rsid="00317928"/>
    </style:style>
    <style:style style:name="P21" style:family="paragraph" style:parent-style-name="Standard">
      <style:text-properties style:font-name="Carlito"/>
    </style:style>
    <style:style style:name="P22" style:family="paragraph" style:parent-style-name="Standard">
      <style:text-properties style:font-name="Carlito" officeooo:rsid="003f2f9c" officeooo:paragraph-rsid="003f2f9c"/>
    </style:style>
    <style:style style:name="P23" style:family="paragraph" style:parent-style-name="Standard">
      <style:text-properties style:font-name="Carlito" officeooo:rsid="00563800" officeooo:paragraph-rsid="00563800"/>
    </style:style>
    <style:style style:name="P24" style:family="paragraph" style:parent-style-name="Standard">
      <style:text-properties style:font-name="Carlito" officeooo:rsid="00563800" officeooo:paragraph-rsid="005924f5"/>
    </style:style>
    <style:style style:name="P25" style:family="paragraph" style:parent-style-name="Standard">
      <style:text-properties style:font-name="Carlito" officeooo:rsid="00563800" officeooo:paragraph-rsid="00b5f7c7"/>
    </style:style>
    <style:style style:name="P26" style:family="paragraph" style:parent-style-name="Standard">
      <style:text-properties style:font-name="Carlito" officeooo:rsid="0045d856" officeooo:paragraph-rsid="00563800"/>
    </style:style>
    <style:style style:name="P27" style:family="paragraph" style:parent-style-name="Standard">
      <style:text-properties style:font-name="Carlito" officeooo:rsid="0045d856" officeooo:paragraph-rsid="005924f5"/>
    </style:style>
    <style:style style:name="P28" style:family="paragraph" style:parent-style-name="Standard">
      <style:text-properties style:font-name="Carlito" officeooo:rsid="008344ae" officeooo:paragraph-rsid="008344ae"/>
    </style:style>
    <style:style style:name="P29" style:family="paragraph" style:parent-style-name="Standard">
      <style:text-properties style:font-name="Carlito" officeooo:rsid="008344ae" officeooo:paragraph-rsid="00b5f7c7"/>
    </style:style>
    <style:style style:name="P30" style:family="paragraph" style:parent-style-name="Standard">
      <style:text-properties style:font-name="Carlito" officeooo:rsid="005924f5" officeooo:paragraph-rsid="005924f5"/>
    </style:style>
    <style:style style:name="P31" style:family="paragraph" style:parent-style-name="Standard">
      <style:text-properties style:font-name="Carlito" officeooo:rsid="00857102" officeooo:paragraph-rsid="00857102"/>
    </style:style>
    <style:style style:name="P32" style:family="paragraph" style:parent-style-name="Standard">
      <style:text-properties style:font-name="Carlito" officeooo:rsid="00857102" officeooo:paragraph-rsid="008593de"/>
    </style:style>
    <style:style style:name="P33" style:family="paragraph" style:parent-style-name="Standard">
      <style:text-properties style:font-name="Carlito" officeooo:rsid="008593de" officeooo:paragraph-rsid="0087ac82"/>
    </style:style>
    <style:style style:name="P34" style:family="paragraph" style:parent-style-name="Standard">
      <style:text-properties style:font-name="Carlito" officeooo:rsid="0045235a" officeooo:paragraph-rsid="0040e436"/>
    </style:style>
    <style:style style:name="P35" style:family="paragraph" style:parent-style-name="Standard">
      <style:text-properties style:font-name="Carlito" officeooo:rsid="003f9cca" officeooo:paragraph-rsid="003f9cca"/>
    </style:style>
    <style:style style:name="P36" style:family="paragraph" style:parent-style-name="Preformatted_20_Text">
      <style:text-properties fo:color="#3333ff" loext:opacity="100%" style:font-name="Carlito" fo:font-size="12pt" officeooo:rsid="00d9e91b" officeooo:paragraph-rsid="00d9e91b" style:font-size-asian="12pt" style:font-size-complex="12pt"/>
    </style:style>
    <style:style style:name="P37" style:family="paragraph" style:parent-style-name="Text_20_body">
      <style:paragraph-properties style:writing-mode="lr-tb"/>
      <style:text-properties fo:color="#3333ff" loext:opacity="100%" style:font-name="Carlito" fo:font-size="12pt" officeooo:rsid="00a12de5" officeooo:paragraph-rsid="01156d30" style:font-size-asian="12pt" style:font-size-complex="12pt"/>
    </style:style>
    <style:style style:name="P38" style:family="paragraph" style:parent-style-name="Text_20_body">
      <style:paragraph-properties style:writing-mode="lr-tb"/>
      <style:text-properties fo:color="#3333ff" loext:opacity="100%" style:font-name="Carlito" fo:font-size="12pt" officeooo:rsid="0145a3b7" officeooo:paragraph-rsid="0166b7ba" style:font-size-asian="12pt" style:font-size-complex="12pt"/>
    </style:style>
    <style:style style:name="P39" style:family="paragraph" style:parent-style-name="Text_20_body">
      <style:paragraph-properties style:writing-mode="lr-tb"/>
      <style:text-properties fo:color="#3333ff" loext:opacity="100%" style:text-line-through-style="none" style:text-line-through-type="none" style:font-name="Carlito" fo:font-size="12pt" fo:font-weight="bold" officeooo:rsid="0145a3b7" officeooo:paragraph-rsid="015a1b47" style:font-size-asian="12pt" style:font-weight-asian="bold" style:font-size-complex="12pt" style:font-weight-complex="bold"/>
    </style:style>
    <style:style style:name="P40" style:family="paragraph" style:parent-style-name="Preformatted_20_Text">
      <style:text-properties fo:font-variant="normal" fo:text-transform="none" fo:color="#3333ff" loext:opacity="100%" style:font-name="Carlito" fo:font-size="12pt" fo:letter-spacing="normal" fo:language="en" fo:country="US" fo:font-style="normal" fo:font-weight="normal" officeooo:paragraph-rsid="00315236" style:font-size-asian="12pt" style:font-size-complex="12pt"/>
    </style:style>
    <style:style style:name="P41" style:family="paragraph" style:parent-style-name="Text_20_body">
      <style:paragraph-properties style:writing-mode="lr-tb"/>
      <style:text-properties fo:font-variant="normal" fo:text-transform="none" fo:color="#0000ff" loext:opacity="100%" style:font-name="Carlito" fo:font-size="12pt" fo:letter-spacing="normal" fo:language="en" fo:country="US" fo:font-style="normal" fo:font-weight="normal" officeooo:rsid="014b64a7" officeooo:paragraph-rsid="014b29ce" style:font-size-asian="12pt" style:font-size-complex="12pt"/>
    </style:style>
    <style:style style:name="P42" style:family="paragraph" style:parent-style-name="Preformatted_20_Text">
      <style:text-properties style:use-window-font-color="true" loext:opacity="0%" style:font-name="Carlito" fo:font-size="12pt" officeooo:rsid="00d9e91b" officeooo:paragraph-rsid="00d9e91b" style:font-size-asian="12pt" style:font-size-complex="12pt"/>
    </style:style>
    <style:style style:name="P43" style:family="paragraph" style:parent-style-name="Text_20_body">
      <style:paragraph-properties style:writing-mode="lr-tb"/>
      <style:text-properties style:use-window-font-color="true" loext:opacity="0%" style:font-name="Carlito" fo:font-size="12pt" officeooo:rsid="00257836" officeooo:paragraph-rsid="00f5d7fe" style:font-size-asian="12pt" style:font-size-complex="12pt"/>
    </style:style>
    <style:style style:name="P44" style:family="paragraph" style:parent-style-name="Text_20_body">
      <style:paragraph-properties style:writing-mode="lr-tb"/>
      <style:text-properties style:use-window-font-color="true" loext:opacity="0%" style:font-name="Carlito" fo:font-size="12pt" officeooo:rsid="00257836" officeooo:paragraph-rsid="011af2df" style:font-size-asian="12pt" style:font-size-complex="12pt"/>
    </style:style>
    <style:style style:name="P45" style:family="paragraph" style:parent-style-name="Text_20_body">
      <style:paragraph-properties style:writing-mode="lr-tb"/>
      <style:text-properties style:use-window-font-color="true" loext:opacity="0%" style:font-name="Carlito" fo:font-size="12pt" officeooo:rsid="00cf2d62" officeooo:paragraph-rsid="011b64bd" style:font-size-asian="12pt" style:font-size-complex="12pt"/>
    </style:style>
    <style:style style:name="P46" style:family="paragraph" style:parent-style-name="Text_20_body">
      <style:text-properties style:use-window-font-color="true" loext:opacity="0%" style:font-name="Carlito" fo:font-size="12pt" officeooo:rsid="00cf2d62" officeooo:paragraph-rsid="011b64bd" style:font-size-asian="12pt" style:font-size-complex="12pt"/>
    </style:style>
    <style:style style:name="P47" style:family="paragraph" style:parent-style-name="Text_20_body">
      <style:text-properties style:use-window-font-color="true" loext:opacity="0%" style:font-name="Carlito" fo:font-size="12pt" officeooo:rsid="0023eecc" officeooo:paragraph-rsid="003c4e30" style:font-size-asian="12pt" style:font-size-complex="12pt"/>
    </style:style>
    <style:style style:name="P48" style:family="paragraph" style:parent-style-name="Text_20_body">
      <style:text-properties style:use-window-font-color="true" loext:opacity="0%" style:font-name="Carlito" fo:font-size="12pt" officeooo:rsid="009b1e1a" officeooo:paragraph-rsid="013f8755" style:font-size-asian="12pt" style:font-size-complex="12pt"/>
    </style:style>
    <style:style style:name="P49" style:family="paragraph" style:parent-style-name="Text_20_body">
      <style:paragraph-properties style:writing-mode="lr-tb"/>
      <style:text-properties style:use-window-font-color="true" loext:opacity="0%" style:font-name="Carlito" fo:font-size="12pt" officeooo:rsid="009b1e1a" officeooo:paragraph-rsid="0185ea77" style:font-size-asian="12pt" style:font-size-complex="12pt"/>
    </style:style>
    <style:style style:name="P50" style:family="paragraph" style:parent-style-name="Text_20_body">
      <style:paragraph-properties style:writing-mode="lr-tb"/>
      <style:text-properties style:use-window-font-color="true" loext:opacity="0%" style:font-name="Carlito" fo:font-size="12pt" officeooo:rsid="0145a3b7" officeooo:paragraph-rsid="0166a2fa" style:font-size-asian="12pt" style:font-size-complex="12pt"/>
    </style:style>
    <style:style style:name="P51" style:family="paragraph" style:parent-style-name="Text_20_body">
      <style:paragraph-properties style:writing-mode="lr-tb"/>
      <style:text-properties style:use-window-font-color="true" loext:opacity="0%" style:font-name="Carlito" fo:font-size="12pt" fo:font-weight="normal" officeooo:rsid="00257836" officeooo:paragraph-rsid="011af2df" style:font-size-asian="12pt" style:font-weight-asian="normal" style:font-size-complex="12pt" style:font-weight-complex="normal"/>
    </style:style>
    <style:style style:name="P52" style:family="paragraph" style:parent-style-name="Text_20_body">
      <style:text-properties style:use-window-font-color="true" loext:opacity="0%" style:font-name="Carlito" fo:font-size="12pt" fo:font-weight="normal" officeooo:rsid="0068ea94" officeooo:paragraph-rsid="0075925f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style:writing-mode="lr-tb"/>
      <style:text-properties style:use-window-font-color="true" loext:opacity="0%" style:font-name="Carlito" fo:font-size="12pt" fo:font-weight="bold" officeooo:rsid="00f70662" officeooo:paragraph-rsid="00f70662" style:font-size-asian="12pt" style:font-weight-asian="bold" style:font-size-complex="12pt" style:font-weight-complex="bold"/>
    </style:style>
    <style:style style:name="P54" style:family="paragraph" style:parent-style-name="Text_20_body">
      <style:text-properties style:use-window-font-color="true" loext:opacity="0%" style:font-name="Carlito" fo:font-size="12pt" fo:font-weight="bold" officeooo:rsid="00f70662" officeooo:paragraph-rsid="00f70662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style:writing-mode="lr-tb"/>
      <style:text-properties style:use-window-font-color="true" loext:opacity="0%" style:font-name="Carlito" fo:font-size="12pt" fo:font-weight="bold" officeooo:rsid="00c4b338" officeooo:paragraph-rsid="00c4b338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style:writing-mode="lr-tb"/>
      <style:text-properties style:use-window-font-color="true" loext:opacity="0%" style:font-name="Carlito" fo:font-size="12pt" fo:font-weight="bold" officeooo:rsid="0111d84a" officeooo:paragraph-rsid="0111d84a" style:font-size-asian="12pt" style:font-weight-asian="bold" style:font-size-complex="12pt" style:font-weight-complex="bold"/>
    </style:style>
    <style:style style:name="P57" style:family="paragraph" style:parent-style-name="Text_20_body">
      <style:text-properties style:use-window-font-color="true" loext:opacity="0%" style:font-name="Carlito" fo:font-size="12pt" fo:font-weight="bold" officeooo:rsid="0111d84a" officeooo:paragraph-rsid="0111d84a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style:writing-mode="lr-tb"/>
      <style:text-properties style:use-window-font-color="true" loext:opacity="0%" style:font-name="Carlito" fo:font-size="12pt" fo:font-weight="bold" officeooo:rsid="0111d84a" officeooo:paragraph-rsid="011b64bd" style:font-size-asian="12pt" style:font-weight-asian="bold" style:font-size-complex="12pt" style:font-weight-complex="bold"/>
    </style:style>
    <style:style style:name="P59" style:family="paragraph" style:parent-style-name="Text_20_body">
      <style:text-properties style:use-window-font-color="true" loext:opacity="0%" style:font-name="Carlito" officeooo:paragraph-rsid="00bef68c"/>
    </style:style>
    <style:style style:name="P60" style:family="paragraph" style:parent-style-name="Text_20_body">
      <style:text-properties style:use-window-font-color="true" loext:opacity="0%" style:font-name="Carlito" officeooo:rsid="0023eecc" officeooo:paragraph-rsid="003c4e30"/>
    </style:style>
    <style:style style:name="P61" style:family="paragraph" style:parent-style-name="Text_20_body">
      <style:text-properties style:use-window-font-color="true" loext:opacity="0%" style:font-name="Carlito" fo:font-size="14pt" fo:font-weight="normal" officeooo:rsid="003c4e30" officeooo:paragraph-rsid="003c4e30" style:font-size-asian="14pt" style:font-weight-asian="normal" style:font-size-complex="14pt" style:font-weight-complex="normal"/>
    </style:style>
    <style:style style:name="P62" style:family="paragraph" style:parent-style-name="Standard">
      <style:text-properties style:use-window-font-color="true" loext:opacity="0%" style:font-name="Carlito" officeooo:paragraph-rsid="00dd7d09"/>
    </style:style>
    <style:style style:name="P63" style:family="paragraph" style:parent-style-name="Standard">
      <style:text-properties style:use-window-font-color="true" loext:opacity="0%" style:font-name="Carlito" officeooo:paragraph-rsid="00df0236"/>
    </style:style>
    <style:style style:name="P64" style:family="paragraph" style:parent-style-name="Standard">
      <style:text-properties style:use-window-font-color="true" loext:opacity="0%" style:font-name="Carlito" officeooo:rsid="003f2f9c" officeooo:paragraph-rsid="003f2f9c"/>
    </style:style>
    <style:style style:name="P65" style:family="paragraph" style:parent-style-name="Text_20_body">
      <style:paragraph-properties style:writing-mode="lr-tb"/>
      <style:text-properties style:use-window-font-color="true" loext:opacity="0%" style:text-line-through-style="none" style:text-line-through-type="none" style:font-name="Carlito" fo:font-size="12pt" fo:font-weight="bold" officeooo:rsid="00fe1a21" officeooo:paragraph-rsid="00fe1a21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style:writing-mode="lr-tb"/>
      <style:text-properties fo:color="#0000ff" loext:opacity="100%" style:font-name="Carlito" fo:font-size="12pt" officeooo:rsid="014b29ce" officeooo:paragraph-rsid="0171e58f" style:font-size-asian="12pt" style:font-size-complex="12pt"/>
    </style:style>
    <style:style style:name="P67" style:family="paragraph" style:parent-style-name="Text_20_body">
      <style:paragraph-properties style:writing-mode="lr-tb"/>
      <style:text-properties fo:color="#0000ff" loext:opacity="100%" style:font-name="Carlito" fo:font-size="12pt" officeooo:rsid="014b29ce" officeooo:paragraph-rsid="017382f3" style:font-size-asian="12pt" style:font-size-complex="12pt"/>
    </style:style>
    <style:style style:name="P68" style:family="paragraph" style:parent-style-name="Text_20_body">
      <style:text-properties style:text-position="0% 100%" style:font-name="Carlito" fo:font-size="12pt" fo:font-weight="normal" officeooo:rsid="00395c16" officeooo:paragraph-rsid="00395c16" style:font-size-asian="12pt" style:font-weight-asian="normal" style:font-size-complex="12pt" style:font-weight-complex="normal"/>
    </style:style>
    <style:style style:name="T1" style:family="text">
      <style:text-properties officeooo:rsid="001a72e6"/>
    </style:style>
    <style:style style:name="T2" style:family="text">
      <style:text-properties fo:font-variant="normal" fo:text-transform="none" fo:color="#000000" loext:opacity="100%" fo:letter-spacing="normal" fo:language="en" fo:country="US" fo:font-style="normal" fo:font-weight="normal" officeooo:rsid="001a72e6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1bd073"/>
    </style:style>
    <style:style style:name="T4" style:family="text">
      <style:text-properties fo:font-variant="normal" fo:text-transform="none" fo:color="#000000" loext:opacity="100%" fo:letter-spacing="normal" fo:language="en" fo:country="US" fo:font-style="normal" fo:font-weight="normal" officeooo:rsid="00264460"/>
    </style:style>
    <style:style style:name="T5" style:family="text">
      <style:text-properties fo:font-variant="normal" fo:text-transform="none" fo:color="#222222" loext:opacity="100%" fo:letter-spacing="normal" fo:font-style="normal" fo:font-weight="normal"/>
    </style:style>
    <style:style style:name="T6" style:family="text">
      <style:text-properties fo:font-variant="normal" fo:text-transform="none" fo:color="#222222" loext:opacity="100%" fo:letter-spacing="normal" fo:font-style="normal" fo:font-weight="normal" officeooo:rsid="0025b791"/>
    </style:style>
    <style:style style:name="T7" style:family="text">
      <style:text-properties fo:font-variant="normal" fo:text-transform="none" fo:letter-spacing="normal" fo:language="en" fo:country="US" fo:font-style="normal" fo:font-weight="normal"/>
    </style:style>
    <style:style style:name="T8" style:family="text">
      <style:text-properties fo:font-variant="normal" fo:text-transform="none" fo:letter-spacing="normal" fo:language="en" fo:country="US" fo:font-style="normal" fo:font-weight="normal" officeooo:rsid="00dc3597"/>
    </style:style>
    <style:style style:name="T9" style:family="text">
      <style:text-properties fo:font-variant="normal" fo:text-transform="none" fo:letter-spacing="normal" fo:language="en" fo:country="US" fo:font-style="normal" fo:font-weight="normal" officeooo:rsid="009763e5"/>
    </style:style>
    <style:style style:name="T10" style:family="text">
      <style:text-properties fo:font-variant="normal" fo:text-transform="none" fo:letter-spacing="normal" fo:language="en" fo:country="US" fo:font-style="normal" fo:font-weight="normal" officeooo:rsid="01221761"/>
    </style:style>
    <style:style style:name="T11" style:family="text">
      <style:text-properties fo:font-variant="normal" fo:text-transform="none" fo:letter-spacing="normal" fo:language="en" fo:country="US" fo:font-style="normal" fo:font-weight="normal" officeooo:rsid="00f3951f"/>
    </style:style>
    <style:style style:name="T12" style:family="text">
      <style:text-properties fo:font-variant="normal" fo:text-transform="none" fo:letter-spacing="normal" fo:language="en" fo:country="US" fo:font-style="normal" fo:font-weight="normal" officeooo:rsid="013b4061"/>
    </style:style>
    <style:style style:name="T13" style:family="text">
      <style:text-properties fo:font-variant="normal" fo:text-transform="none" fo:letter-spacing="normal" fo:language="en" fo:country="US" fo:font-style="normal" fo:font-weight="normal" officeooo:rsid="00d9e91b"/>
    </style:style>
    <style:style style:name="T14" style:family="text">
      <style:text-properties fo:font-variant="normal" fo:text-transform="none" fo:letter-spacing="normal" fo:language="en" fo:country="US" fo:font-style="normal" fo:font-weight="normal" officeooo:rsid="0146c753"/>
    </style:style>
    <style:style style:name="T15" style:family="text">
      <style:text-properties fo:font-variant="normal" fo:text-transform="none" fo:letter-spacing="normal" fo:language="en" fo:country="US" fo:font-style="normal" fo:font-weight="normal" officeooo:rsid="0148003b"/>
    </style:style>
    <style:style style:name="T16" style:family="text">
      <style:text-properties fo:font-variant="normal" fo:text-transform="none" fo:letter-spacing="normal" fo:language="en" fo:country="US" fo:font-style="normal" fo:font-weight="normal" officeooo:rsid="014b64a7"/>
    </style:style>
    <style:style style:name="T17" style:family="text">
      <style:text-properties fo:font-variant="normal" fo:text-transform="none" fo:letter-spacing="normal" fo:language="en" fo:country="US" fo:font-style="normal" fo:font-weight="normal" officeooo:rsid="01526d2c"/>
    </style:style>
    <style:style style:name="T18" style:family="text">
      <style:text-properties fo:font-variant="normal" fo:text-transform="none" fo:letter-spacing="normal" fo:language="en" fo:country="US" fo:font-style="normal" fo:font-weight="normal" officeooo:rsid="01629cb5"/>
    </style:style>
    <style:style style:name="T19" style:family="text">
      <style:text-properties fo:font-variant="normal" fo:text-transform="none" fo:letter-spacing="normal" fo:language="en" fo:country="US" fo:font-style="normal" fo:font-weight="normal" officeooo:rsid="016bf73a"/>
    </style:style>
    <style:style style:name="T20" style:family="text">
      <style:text-properties fo:font-variant="normal" fo:text-transform="none" fo:letter-spacing="normal" fo:language="en" fo:country="US" fo:font-style="normal" fo:font-weight="normal" officeooo:rsid="016d8fb9"/>
    </style:style>
    <style:style style:name="T21" style:family="text">
      <style:text-properties fo:font-variant="normal" fo:text-transform="none" fo:letter-spacing="normal" fo:language="en" fo:country="US" fo:font-style="normal" fo:font-weight="normal" officeooo:rsid="016f4f84"/>
    </style:style>
    <style:style style:name="T22" style:family="text">
      <style:text-properties fo:font-variant="normal" fo:text-transform="none" fo:letter-spacing="normal" fo:language="en" fo:country="US" fo:font-style="normal" fo:font-weight="normal" officeooo:rsid="01730c40"/>
    </style:style>
    <style:style style:name="T23" style:family="text">
      <style:text-properties fo:font-variant="normal" fo:text-transform="none" fo:letter-spacing="normal" fo:language="en" fo:country="US" fo:font-style="normal" officeooo:rsid="00dc3597"/>
    </style:style>
    <style:style style:name="T24" style:family="text">
      <style:text-properties fo:font-variant="normal" fo:text-transform="none" fo:letter-spacing="normal" fo:language="en" fo:country="US" fo:font-style="normal" style:text-underline-style="none" fo:font-weight="normal" officeooo:rsid="00dc3597"/>
    </style:style>
    <style:style style:name="T25" style:family="text">
      <style:text-properties fo:font-variant="normal" fo:text-transform="none" fo:letter-spacing="normal" fo:language="en" fo:country="US" fo:font-style="normal" style:text-underline-style="none" fo:font-weight="bold" officeooo:rsid="00f3951f" style:font-weight-asian="bold" style:font-weight-complex="bold"/>
    </style:style>
    <style:style style:name="T26" style:family="text">
      <style:text-properties fo:font-variant="normal" fo:text-transform="none" fo:letter-spacing="normal" fo:language="en" fo:country="US" fo:font-style="normal" fo:font-weight="bold" officeooo:rsid="00f437fe" style:font-weight-asian="bold" style:font-weight-complex="bold"/>
    </style:style>
    <style:style style:name="T27" style:family="text">
      <style:text-properties fo:font-variant="normal" fo:text-transform="none" style:use-window-font-color="true" loext:opacity="0%" fo:letter-spacing="normal" fo:language="en" fo:country="US" fo:font-style="normal" fo:font-weight="normal"/>
    </style:style>
    <style:style style:name="T28" style:family="text">
      <style:text-properties fo:font-variant="normal" fo:text-transform="none" style:use-window-font-color="true" loext:opacity="0%" fo:letter-spacing="normal" fo:language="en" fo:country="US" fo:font-style="normal" fo:font-weight="normal" officeooo:rsid="00315236"/>
    </style:style>
    <style:style style:name="T29" style:family="text">
      <style:text-properties fo:font-variant="normal" fo:text-transform="none" style:use-window-font-color="true" loext:opacity="0%" fo:letter-spacing="normal" fo:language="en" fo:country="US" fo:font-style="normal" fo:font-weight="normal" officeooo:rsid="001bd073"/>
    </style:style>
    <style:style style:name="T30" style:family="text">
      <style:text-properties fo:font-variant="normal" fo:text-transform="none" style:use-window-font-color="true" loext:opacity="0%" fo:letter-spacing="normal" fo:language="en" fo:country="US" fo:font-style="normal" fo:font-weight="normal" officeooo:rsid="001dcc8c"/>
    </style:style>
    <style:style style:name="T31" style:family="text">
      <style:text-properties fo:font-variant="normal" fo:text-transform="none" style:use-window-font-color="true" loext:opacity="0%" fo:letter-spacing="normal" fo:language="en" fo:country="US" fo:font-style="normal" fo:font-weight="normal" officeooo:rsid="00d9e91b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fo:letter-spacing="normal" fo:language="en" fo:country="US" fo:font-style="normal" fo:font-weight="normal" officeooo:rsid="00d9e91b"/>
    </style:style>
    <style:style style:name="T33" style:family="text">
      <style:text-properties fo:font-variant="normal" fo:text-transform="none" style:use-window-font-color="true" loext:opacity="0%" style:text-line-through-style="none" style:text-line-through-type="none" fo:letter-spacing="normal" fo:language="en" fo:country="US" fo:font-style="normal" fo:font-weight="normal" officeooo:rsid="0148003b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fo:letter-spacing="normal" fo:language="en" fo:country="US" fo:font-style="normal" fo:font-weight="normal" officeooo:rsid="0146c753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fo:letter-spacing="normal" fo:language="en" fo:country="US" fo:font-style="normal" fo:font-weight="normal" officeooo:rsid="01702f09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fo:letter-spacing="normal" fo:language="en" fo:country="US" fo:font-style="normal" fo:font-weight="normal" officeooo:rsid="0171e58f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fo:letter-spacing="normal" fo:language="en" fo:country="US" fo:font-style="normal" fo:font-weight="normal" officeooo:rsid="017382f3"/>
    </style:style>
    <style:style style:name="T38" style:family="text">
      <style:text-properties fo:font-variant="normal" fo:text-transform="none" fo:font-size="12pt" fo:letter-spacing="normal" fo:language="en" fo:country="US" fo:font-style="normal" fo:font-weight="normal" officeooo:rsid="00d9e91b" style:font-size-asian="12pt" style:font-size-complex="12pt"/>
    </style:style>
    <style:style style:name="T39" style:family="text">
      <style:text-properties fo:font-variant="normal" fo:text-transform="none" fo:font-size="12pt" fo:letter-spacing="normal" fo:language="en" fo:country="US" fo:font-style="normal" fo:font-weight="normal" officeooo:rsid="00dc3597" style:font-size-asian="12pt" style:font-size-complex="12pt"/>
    </style:style>
    <style:style style:name="T40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dc3597" style:font-weight-asian="normal" style:font-weight-complex="normal"/>
    </style:style>
    <style:style style:name="T41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629cb5" style:font-weight-asian="normal" style:font-weight-complex="normal"/>
    </style:style>
    <style:style style:name="T42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64c796" style:font-weight-asian="normal" style:font-weight-complex="normal"/>
    </style:style>
    <style:style style:name="T43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526d2c"/>
    </style:style>
    <style:style style:name="T44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64c796"/>
    </style:style>
    <style:style style:name="T45" style:family="text">
      <style:text-properties fo:font-variant="normal" fo:text-transform="none" style:text-line-through-style="none" style:text-line-through-type="none" fo:letter-spacing="normal" fo:language="en" fo:country="US" fo:font-style="normal" fo:font-weight="normal" officeooo:rsid="00d9e91b"/>
    </style:style>
    <style:style style:name="T46" style:family="text">
      <style:text-properties fo:font-variant="normal" fo:text-transform="none" style:text-line-through-style="none" style:text-line-through-type="none" fo:letter-spacing="normal" fo:language="en" fo:country="US" fo:font-style="normal" fo:font-weight="normal" officeooo:rsid="0148003b"/>
    </style:style>
    <style:style style:name="T47" style:family="text">
      <style:text-properties fo:font-variant="normal" fo:text-transform="none" style:text-line-through-style="none" style:text-line-through-type="none" fo:letter-spacing="normal" fo:language="en" fo:country="US" fo:font-style="normal" fo:font-weight="normal" officeooo:rsid="0146c753"/>
    </style:style>
    <style:style style:name="T48" style:family="text">
      <style:text-properties fo:font-variant="normal" fo:text-transform="none" style:text-line-through-style="none" style:text-line-through-type="none" fo:letter-spacing="normal" fo:language="en" fo:country="US" fo:font-style="normal" fo:font-weight="normal" officeooo:rsid="01702f09"/>
    </style:style>
    <style:style style:name="T49" style:family="text">
      <style:text-properties style:text-position="sub 58%"/>
    </style:style>
    <style:style style:name="T50" style:family="text">
      <style:text-properties style:text-position="sub 58%" officeooo:rsid="00281a59"/>
    </style:style>
    <style:style style:name="T51" style:family="text">
      <style:text-properties style:text-position="sub 58%" officeooo:rsid="0034e946"/>
    </style:style>
    <style:style style:name="T52" style:family="text">
      <style:text-properties style:text-position="sub 58%" officeooo:rsid="00257836"/>
    </style:style>
    <style:style style:name="T53" style:family="text">
      <style:text-properties officeooo:rsid="0023413e"/>
    </style:style>
    <style:style style:name="T54" style:family="text">
      <style:text-properties officeooo:rsid="00281a59"/>
    </style:style>
    <style:style style:name="T55" style:family="text">
      <style:text-properties officeooo:rsid="00299ad6"/>
    </style:style>
    <style:style style:name="T56" style:family="text">
      <style:text-properties officeooo:rsid="003055cd"/>
    </style:style>
    <style:style style:name="T57" style:family="text">
      <style:text-properties officeooo:rsid="00317928"/>
    </style:style>
    <style:style style:name="T58" style:family="text">
      <style:text-properties officeooo:rsid="00324ebb"/>
    </style:style>
    <style:style style:name="T59" style:family="text">
      <style:text-properties officeooo:rsid="0034e946"/>
    </style:style>
    <style:style style:name="T60" style:family="text">
      <style:text-properties officeooo:rsid="003767f7"/>
    </style:style>
    <style:style style:name="T61" style:family="text">
      <style:text-properties officeooo:rsid="00397acc"/>
    </style:style>
    <style:style style:name="T62" style:family="text">
      <style:text-properties officeooo:rsid="003b9b83"/>
    </style:style>
    <style:style style:name="T63" style:family="text">
      <style:text-properties officeooo:rsid="003c4e30"/>
    </style:style>
    <style:style style:name="T64" style:family="text">
      <style:text-properties officeooo:rsid="0045235a"/>
    </style:style>
    <style:style style:name="T65" style:family="text">
      <style:text-properties officeooo:rsid="0045d856"/>
    </style:style>
    <style:style style:name="T66" style:family="text">
      <style:text-properties officeooo:rsid="004a7fcc"/>
    </style:style>
    <style:style style:name="T67" style:family="text">
      <style:text-properties officeooo:rsid="0050e708"/>
    </style:style>
    <style:style style:name="T68" style:family="text">
      <style:text-properties officeooo:rsid="005924f5"/>
    </style:style>
    <style:style style:name="T69" style:family="text">
      <style:text-properties officeooo:rsid="007c58fb"/>
    </style:style>
    <style:style style:name="T70" style:family="text">
      <style:text-properties officeooo:rsid="008344ae"/>
    </style:style>
    <style:style style:name="T71" style:family="text">
      <style:text-properties officeooo:rsid="0083ab20"/>
    </style:style>
    <style:style style:name="T72" style:family="text">
      <style:text-properties officeooo:rsid="008593de"/>
    </style:style>
    <style:style style:name="T73" style:family="text">
      <style:text-properties officeooo:rsid="0086b62f"/>
    </style:style>
    <style:style style:name="T74" style:family="text">
      <style:text-properties officeooo:rsid="0087ebaf"/>
    </style:style>
    <style:style style:name="T75" style:family="text">
      <style:text-properties officeooo:rsid="008ad63c"/>
    </style:style>
    <style:style style:name="T76" style:family="text">
      <style:text-properties officeooo:rsid="009763e5"/>
    </style:style>
    <style:style style:name="T77" style:family="text">
      <style:text-properties officeooo:rsid="00a12de5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a12de5" style:font-weight-asian="bold" style:font-weight-complex="bold"/>
    </style:style>
    <style:style style:name="T80" style:family="text">
      <style:text-properties fo:font-weight="bold" officeooo:rsid="00c7580d" style:font-weight-asian="bold" style:font-weight-complex="bold"/>
    </style:style>
    <style:style style:name="T81" style:family="text">
      <style:text-properties fo:font-weight="bold" officeooo:rsid="010da0ce" style:font-weight-asian="bold" style:font-weight-complex="bold"/>
    </style:style>
    <style:style style:name="T82" style:family="text">
      <style:text-properties officeooo:rsid="00b5f7c7"/>
    </style:style>
    <style:style style:name="T83" style:family="text">
      <style:text-properties fo:font-size="12pt" style:font-size-asian="12pt" style:font-size-complex="12pt"/>
    </style:style>
    <style:style style:name="T84" style:family="text">
      <style:text-properties fo:font-size="12pt" officeooo:rsid="002034cb" style:font-size-asian="12pt" style:font-size-complex="12pt"/>
    </style:style>
    <style:style style:name="T85" style:family="text">
      <style:text-properties fo:font-size="12pt" officeooo:rsid="003b9b83" style:font-size-asian="12pt" style:font-size-complex="12pt"/>
    </style:style>
    <style:style style:name="T86" style:family="text">
      <style:text-properties fo:font-size="12pt" officeooo:rsid="003c4e30" style:font-size-asian="12pt" style:font-size-complex="12pt"/>
    </style:style>
    <style:style style:name="T87" style:family="text">
      <style:text-properties fo:font-size="12pt" officeooo:rsid="001f3918" style:font-size-asian="12pt" style:font-size-complex="12pt"/>
    </style:style>
    <style:style style:name="T88" style:family="text">
      <style:text-properties fo:font-size="12pt" officeooo:rsid="00db803e" style:font-size-asian="12pt" style:font-size-complex="12pt"/>
    </style:style>
    <style:style style:name="T89" style:family="text">
      <style:text-properties fo:font-size="12pt" officeooo:rsid="00df0236" style:font-size-asian="12pt" style:font-size-complex="12pt"/>
    </style:style>
    <style:style style:name="T90" style:family="text">
      <style:text-properties officeooo:rsid="00cf84e9"/>
    </style:style>
    <style:style style:name="T91" style:family="text">
      <style:text-properties officeooo:rsid="00d1213f"/>
    </style:style>
    <style:style style:name="T92" style:family="text">
      <style:text-properties officeooo:rsid="00dc3597"/>
    </style:style>
    <style:style style:name="T93" style:family="text">
      <style:text-properties officeooo:rsid="00257836"/>
    </style:style>
    <style:style style:name="T94" style:family="text">
      <style:text-properties fo:color="#c5000b" loext:opacity="100%"/>
    </style:style>
    <style:style style:name="T95" style:family="text">
      <style:text-properties fo:color="#c5000b" loext:opacity="100%" officeooo:rsid="008593de"/>
    </style:style>
    <style:style style:name="T96" style:family="text">
      <style:text-properties fo:color="#c5000b" loext:opacity="100%" officeooo:rsid="003f2f9c"/>
    </style:style>
    <style:style style:name="T97" style:family="text">
      <style:text-properties fo:color="#c5000b" loext:opacity="100%" officeooo:rsid="00632303"/>
    </style:style>
    <style:style style:name="T98" style:family="text">
      <style:text-properties officeooo:rsid="0111d84a"/>
    </style:style>
    <style:style style:name="T99" style:family="text">
      <style:text-properties officeooo:rsid="00cf2d62"/>
    </style:style>
    <style:style style:name="T100" style:family="text">
      <style:text-properties officeooo:rsid="014b64a7"/>
    </style:style>
    <style:style style:name="T101" style:family="text">
      <style:text-properties style:use-window-font-color="true" loext:opacity="0%"/>
    </style:style>
    <style:style style:name="T102" style:family="text">
      <style:text-properties style:use-window-font-color="true" loext:opacity="0%" officeooo:rsid="00db803e"/>
    </style:style>
    <style:style style:name="T103" style:family="text">
      <style:text-properties style:use-window-font-color="true" loext:opacity="0%" officeooo:rsid="00808f78"/>
    </style:style>
    <style:style style:name="T104" style:family="text">
      <style:text-properties style:use-window-font-color="true" loext:opacity="0%" style:text-line-through-style="none" style:text-line-through-type="none"/>
    </style:style>
    <style:style style:name="T105" style:family="text">
      <style:text-properties style:use-window-font-color="true" loext:opacity="0%" style:text-line-through-style="none" style:text-line-through-type="none" style:text-underline-style="none" fo:font-weight="normal" officeooo:rsid="0154cf2e" style:font-weight-asian="normal" style:font-weight-complex="normal"/>
    </style:style>
    <style:style style:name="T106" style:family="text">
      <style:text-properties style:use-window-font-color="true" loext:opacity="0%" style:text-line-through-style="none" style:text-line-through-type="none" style:text-underline-style="none" fo:font-weight="normal" officeooo:rsid="008ad63c" style:font-weight-asian="normal" style:font-weight-complex="normal"/>
    </style:style>
    <style:style style:name="T107" style:family="text">
      <style:text-properties style:use-window-font-color="true" loext:opacity="0%" style:text-line-through-style="none" style:text-line-through-type="none" fo:font-weight="bold" officeooo:rsid="0166b7ba" style:font-weight-asian="bold" style:font-weight-complex="bold"/>
    </style:style>
    <style:style style:name="T108" style:family="text">
      <style:text-properties style:use-window-font-color="true" loext:opacity="0%" style:text-line-through-style="none" style:text-line-through-type="none" officeooo:rsid="015a59e9"/>
    </style:style>
    <style:style style:name="T109" style:family="text">
      <style:text-properties style:use-window-font-color="true" loext:opacity="0%" style:text-line-through-style="none" style:text-line-through-type="none" officeooo:rsid="0158d11b"/>
    </style:style>
    <style:style style:name="T110" style:family="text">
      <style:text-properties style:use-window-font-color="true" loext:opacity="0%" style:text-line-through-style="none" style:text-line-through-type="none" officeooo:rsid="008ad63c"/>
    </style:style>
    <style:style style:name="T111" style:family="text">
      <style:text-properties style:use-window-font-color="true" loext:opacity="0%" style:text-line-through-style="none" style:text-line-through-type="none" fo:font-weight="normal" officeooo:rsid="008ad63c" style:font-weight-asian="normal" style:font-weight-complex="normal"/>
    </style:style>
    <style:style style:name="T112" style:family="text">
      <style:text-properties style:use-window-font-color="true" loext:opacity="0%" style:text-line-through-style="none" style:text-line-through-type="none" fo:font-weight="normal" officeooo:rsid="00c551fb" style:font-weight-asian="normal" style:font-weight-complex="normal"/>
    </style:style>
    <style:style style:name="T113" style:family="text">
      <style:text-properties style:use-window-font-color="true" loext:opacity="0%" style:text-line-through-style="none" style:text-line-through-type="none" fo:font-weight="normal" officeooo:rsid="00b33fc2" style:font-weight-asian="normal" style:font-weight-complex="normal"/>
    </style:style>
    <style:style style:name="T114" style:family="text">
      <style:text-properties style:use-window-font-color="true" loext:opacity="0%" style:text-line-through-style="none" style:text-line-through-type="none" fo:font-weight="normal" officeooo:rsid="00fe1a21" style:font-weight-asian="normal" style:font-weight-complex="normal"/>
    </style:style>
    <style:style style:name="T115" style:family="text">
      <style:text-properties style:use-window-font-color="true" loext:opacity="0%" style:text-line-through-style="none" style:text-line-through-type="none" fo:font-weight="normal" officeooo:rsid="015f18a9" style:font-weight-asian="normal" style:font-weight-complex="normal"/>
    </style:style>
    <style:style style:name="T116" style:family="text">
      <style:text-properties style:use-window-font-color="true" loext:opacity="0%" style:text-line-through-style="none" style:text-line-through-type="none" officeooo:rsid="0148003b"/>
    </style:style>
    <style:style style:name="T117" style:family="text">
      <style:text-properties style:use-window-font-color="true" loext:opacity="0%" style:text-line-through-style="none" style:text-line-through-type="none" officeooo:rsid="015f18a9"/>
    </style:style>
    <style:style style:name="T118" style:family="text">
      <style:text-properties style:use-window-font-color="true" loext:opacity="0%" style:text-line-through-style="none" style:text-line-through-type="none" officeooo:rsid="01612102"/>
    </style:style>
    <style:style style:name="T119" style:family="text">
      <style:text-properties style:use-window-font-color="true" loext:opacity="0%" style:text-line-through-style="none" style:text-line-through-type="none" officeooo:rsid="01702f09"/>
    </style:style>
    <style:style style:name="T120" style:family="text">
      <style:text-properties style:use-window-font-color="true" loext:opacity="0%" officeooo:rsid="010df4c1"/>
    </style:style>
    <style:style style:name="T121" style:family="text">
      <style:text-properties style:use-window-font-color="true" loext:opacity="0%" officeooo:rsid="00fe1a21"/>
    </style:style>
    <style:style style:name="T122" style:family="text">
      <style:text-properties style:text-line-through-style="none" style:text-line-through-type="none"/>
    </style:style>
    <style:style style:name="T123" style:family="text">
      <style:text-properties style:text-line-through-style="none" style:text-line-through-type="none" style:text-underline-style="none"/>
    </style:style>
    <style:style style:name="T124" style:family="text">
      <style:text-properties style:text-line-through-style="none" style:text-line-through-type="none" style:text-underline-style="none" officeooo:rsid="008ad63c"/>
    </style:style>
    <style:style style:name="T125" style:family="text">
      <style:text-properties style:text-line-through-style="none" style:text-line-through-type="none" style:text-underline-style="none" fo:font-weight="normal" officeooo:rsid="00c551fb" style:font-weight-asian="normal" style:font-weight-complex="normal"/>
    </style:style>
    <style:style style:name="T126" style:family="text">
      <style:text-properties style:text-line-through-style="none" style:text-line-through-type="none" style:text-underline-style="none" fo:font-weight="normal" officeooo:rsid="00fe1a21" style:font-weight-asian="normal" style:font-weight-complex="normal"/>
    </style:style>
    <style:style style:name="T127" style:family="text">
      <style:text-properties style:text-line-through-style="none" style:text-line-through-type="none" style:text-underline-style="none" officeooo:rsid="0154cf2e"/>
    </style:style>
    <style:style style:name="T128" style:family="text">
      <style:text-properties style:text-line-through-style="none" style:text-line-through-type="none" officeooo:rsid="014b29ce"/>
    </style:style>
    <style:style style:name="T129" style:family="text">
      <style:text-properties style:text-line-through-style="none" style:text-line-through-type="none" officeooo:rsid="0154cf2e"/>
    </style:style>
    <style:style style:name="T130" style:family="text">
      <style:text-properties style:text-line-through-style="none" style:text-line-through-type="none" officeooo:rsid="0148003b"/>
    </style:style>
    <style:style style:name="T131" style:family="text">
      <style:text-properties style:text-line-through-style="none" style:text-line-through-type="none" officeooo:rsid="01612102"/>
    </style:style>
    <style:style style:name="T132" style:family="text">
      <style:text-properties style:text-line-through-style="none" style:text-line-through-type="none" officeooo:rsid="0164c796"/>
    </style:style>
    <style:style style:name="T133" style:family="text">
      <style:text-properties style:text-line-through-style="none" style:text-line-through-type="none" fo:font-weight="bold" officeooo:rsid="0166a2fa" style:font-weight-asian="bold" style:font-weight-complex="bold"/>
    </style:style>
    <style:style style:name="T134" style:family="text">
      <style:text-properties style:text-line-through-style="none" style:text-line-through-type="none" officeooo:rsid="01702f09"/>
    </style:style>
    <style:style style:name="T135" style:family="text">
      <style:text-properties officeooo:rsid="016002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Jun. 2019</text:p>
      <text:p text:style-name="P42">18063 binary compounds</text:p>
      <text:p text:style-name="P42">56102 ternary compounds</text:p>
      <text:p text:style-name="P36"/>
      <text:p text:style-name="P2"/>
      <text:p text:style-name="P1"><text:span text:style-name="T67">N</text:span>o compound <text:span text:style-name="T67">is </text:span>available for <text:span text:style-name="T69">Rn</text:span>, transition metals with atomic number 104 to 112, actinide with atomic number 9<text:span text:style-name="T69">5</text:span> to 103, <text:span text:style-name="T66">and Po, At, Fr, and Ra</text:span>, i .e. data <text:span text:style-name="T56">are available </text:span>for <text:span text:style-name="T69">89</text:span> elements in the periodic table. <text:s/></text:p>
      <text:p text:style-name="P1"><text:span text:style-name="T1">Some compositions are repeated due to the polymorphism (materials</text:span><text:span text:style-name="T5"> with exactly the same </text:span><text:span text:style-name="T6">composition</text:span><text:span text:style-name="T5"> but different crystal structures</text:span><text:span text:style-name="T1">)</text:span><text:span text:style-name="T2">. </text:span><text:span text:style-name="T3">In such a situation the most stable struc</text:span><text:span text:style-name="T4">t</text:span><text:span text:style-name="T3">ure is </text:span><text:span text:style-name="T28">considered</text:span><text:span text:style-name="T29">. A</text:span><text:span text:style-name="T27">fter removing the polymorphs the number of bin</text:span><text:span text:style-name="T30">a</text:span><text:span text:style-name="T27">ry compounds is </text:span><text:span text:style-name="T31">10743</text:span><text:span text:style-name="T27"> and the number of ternary compounds is </text:span><text:span text:style-name="T31">42156</text:span><text:span text:style-name="T27">.</text:span></text:p>
      <text:p text:style-name="P40"/>
      <text:p text:style-name="P20"><text:span text:style-name="T87">To make the database for ML, we consider only the most stable binary and ternary compounds. </text:span>The formation energy of compounds can be calculated with a heuristic formula. To do this for a ternary compound, we need the two binary compounds that can form the ternary compound. In this case, the ternary compound’s formation energy can be calculated by the composition-weighted average of corresponding binary compound formation energies. <text:span text:style-name="T84">For example: </text:span></text:p>
      <text:p text:style-name="P7"/>
      <text:p text:style-name="P5"><text:span text:style-name="T54">(w</text:span><text:span text:style-name="T50">1</text:span><text:span text:style-name="T54"> = </text:span>0.634<text:span text:style-name="T54">)</text:span> Bi<text:span text:style-name="T49">13</text:span>O<text:span text:style-name="T49">20</text:span> (E<text:span text:style-name="T49">f</text:span> = -1.608) + <text:span text:style-name="T54">(w</text:span><text:span text:style-name="T50">2</text:span><text:span text:style-name="T54"> = </text:span>0.375<text:span text:style-name="T54">)</text:span> Sm<text:span text:style-name="T49">2</text:span>O<text:span text:style-name="T49">3</text:span> (E<text:span text:style-name="T49">f</text:span> = -3.879) <text:span text:style-name="T57">→ </text:span>Sm<text:span text:style-name="T49">3</text:span>Bi<text:span text:style-name="T49">5</text:span>O<text:span text:style-name="T49">12</text:span></text:p>
      <text:p text:style-name="P21">The DFT calculated formation energy <text:span text:style-name="T58">for</text:span> this compound is -2.460 eV. The formation energy calculated by <text:span text:style-name="T58">the </text:span>heuristic formula is -2.476 eV. </text:p>
      <text:p text:style-name="P6"/>
      <text:p text:style-name="P21">For some ternary compounds, there is more that one combination of binary compounds. For example: </text:p>
      <text:p text:style-name="P21"/>
      <text:p text:style-name="P21">Y(Bi<text:span text:style-name="T49">3</text:span>O<text:span text:style-name="T49">5</text:span>)<text:span text:style-name="T49">4</text:span>, <text:span text:style-name="T59">(w = </text:span>0.923<text:span text:style-name="T59">)</text:span> Bi<text:span text:style-name="T49">13</text:span>O<text:span text:style-name="T49">20</text:span> <text:span text:style-name="T59">(Ef = </text:span>-1.608<text:span text:style-name="T59">) +</text:span> <text:span text:style-name="T59">(w = </text:span>0.076<text:span text:style-name="T59">)</text:span> Y<text:span text:style-name="T49">2</text:span>O<text:span text:style-name="T49">3</text:span> <text:span text:style-name="T59">(Ef = </text:span>-3.989<text:span text:style-name="T59">), </text:span><text:s/></text:p>
      <text:p text:style-name="P21"><text:span text:style-name="T59">E</text:span><text:span text:style-name="T51">DFT</text:span><text:span text:style-name="T59"> = </text:span>-1.761, <text:span text:style-name="T59">E</text:span><text:span text:style-name="T51">heuristic</text:span><text:span text:style-name="T59"> = </text:span>-1.787</text:p>
      <text:p text:style-name="P21">Y(Bi<text:span text:style-name="T49">3</text:span>O<text:span text:style-name="T49">5</text:span>)<text:span text:style-name="T49">4</text:span>, 0.916, Bi<text:span text:style-name="T49">25</text:span>O<text:span text:style-name="T49">38</text:span>, -1.605, 0.076, Y<text:span text:style-name="T49">2</text:span>O<text:span text:style-name="T49">3</text:span>, -3.989, </text:p>
      <text:p text:style-name="P21">-1.761, -1.773</text:p>
      <text:p text:style-name="P21">Y(Bi<text:span text:style-name="T49">3</text:span>O<text:span text:style-name="T49">5</text:span>)<text:span text:style-name="T49">4</text:span>, 0.916, Bi<text:span text:style-name="T49">25</text:span>O<text:span text:style-name="T49">38</text:span>, -1.605, 0.091, YO<text:span text:style-name="T49">2</text:span>, -3.010, </text:p>
      <text:p text:style-name="P21">-1.761, -1.745</text:p>
      <text:p text:style-name="P21">Y(Bi<text:span text:style-name="T49">3</text:span>O<text:span text:style-name="T49">5</text:span>)<text:span text:style-name="T49">4</text:span>, 0.909, Bi<text:span text:style-name="T49">2</text:span>O<text:span text:style-name="T49">3</text:span>, -1.654, 0.091, YO<text:span text:style-name="T49">2</text:span>, -3.010, </text:p>
      <text:p text:style-name="P21">-1.761, -1.777</text:p>
      <text:p text:style-name="P21">Y(Bi<text:span text:style-name="T49">3</text:span>O<text:span text:style-name="T49">5</text:span>)<text:span text:style-name="T49">4</text:span>, 0.932, Bi<text:span text:style-name="T49">16</text:span>O<text:span text:style-name="T49">25</text:span>, -1.585, 0.076, Y<text:span text:style-name="T49">2</text:span>O<text:span text:style-name="T49">3</text:span>, -3.989, </text:p>
      <text:p text:style-name="P21">-1.761, -1.779</text:p>
      <text:p text:style-name="P21">Y(Bi<text:span text:style-name="T49">3</text:span>O<text:span text:style-name="T49">5</text:span>)<text:span text:style-name="T49">4</text:span>, 0.952, Bi<text:span text:style-name="T49">4</text:span>O<text:span text:style-name="T49">7</text:span>, -1.583, 0.048, Y<text:span text:style-name="T49">5</text:span>Bi<text:span text:style-name="T49">3</text:span>, -0.726, </text:p>
      <text:p text:style-name="P21">-1.761, -1.542</text:p>
      <text:p text:style-name="P8">These data can be found in the “ternaries-from-binaries” file. </text:p>
      <text:p text:style-name="P9"><text:span text:style-name="T102">49680 </text:span><text:span text:style-name="T101">combination</text:span><text:span text:style-name="T103">s</text:span><text:span text:style-name="T101"> of binary compounds can be made from the binary and ternary compounds available in MPD.</text:span> <text:span text:style-name="T60">Not all the combinations of binary compounds give a good heuristic formation energy. In the above-mentioned the first 5 combinations give an reasonable accurate heuristic formation energies, whereas the error in the formation energy of the one is about 12%.</text:span></text:p>
      <text:p text:style-name="P68">We want to do a two-step ML. </text:p>
      <text:p text:style-name="P19"><text:soft-page-break/>Step1:</text:p>
      <text:p text:style-name="P17">Training:</text:p>
      <text:p text:style-name="P59">In the first step, we want to understand when the heuristic formula gives an accurate formation energy. <text:span text:style-name="T61">We don’t have criterion for this accuracy. We can say the heuristic formation energy to be accurate if its value is less that 10% different from the DFT formation energy. </text:span></text:p>
      <text:p text:style-name="P62"><text:span text:style-name="T61">F</text:span>irst we consider all the most stable ternary compounds in the MP database <text:span text:style-name="T92">(</text:span><text:span text:style-name="T38">42156</text:span><text:span text:style-name="T92">) </text:span>and find all the combinations that two ternary compound<text:span text:style-name="T62">s</text:span> from the MP database <text:span text:style-name="T92">(</text:span><text:span text:style-name="T39">10743</text:span><text:span text:style-name="T92">) </text:span>can give the formation en<text:span text:style-name="T53">e</text:span>rgy of these ternary compounds. <text:span text:style-name="T76">It is possible to calculate the heuristic formation energies for 21348 of </text:span><text:span text:style-name="T38">42156</text:span><text:span text:style-name="T8"> </text:span><text:span text:style-name="T9">ternary compounds available in MPD. <text:s/></text:span></text:p>
      <text:p text:style-name="P63"><text:span text:style-name="T55">This results in a dataset with </text:span><text:span text:style-name="T88">49680 </text:span><text:span text:style-name="T55">entries that can be used for the training (</text:span><text:span text:style-name="T89">33850</text:span><text:span text:style-name="T88"> </text:span><text:span text:style-name="T55">as class 0 and </text:span><text:span text:style-name="T89">1583</text:span><text:span text:style-name="T88">0 </text:span><text:span text:style-name="T55">as class 1 for 10% accuracy; 39520 as class 0 and 10160 as class 1 for 5% accuracy). It should be noted that some ternaries cannot be made from binaries and some ternaries can be made from different combinations of binaries.</text:span></text:p>
      <text:p text:style-name="P64">The <text:span text:style-name="T64">descriptors</text:span> to train the system can be as follows: </text:p>
      <text:p text:style-name="P22"/>
      <text:p text:style-name="P23">For the ternary compound <text:span text:style-name="T71">(37)</text:span>:</text:p>
      <text:p text:style-name="P26">1- Heuristic formation energy (1)</text:p>
      <text:p text:style-name="P28">2- Average of: P<text:span text:style-name="T65">auling electronegativity, </text:span>group, row, mas, ionic radius, electron affinity, first ionization energy, vdw radius (8)</text:p>
      <text:p text:style-name="P28">Ratio of properties of elements to the average value for </text:p>
      <text:p text:style-name="P28">3- Electronegativity (3)</text:p>
      <text:p text:style-name="P28">4- Group (3)</text:p>
      <text:p text:style-name="P28">5- Row (3)</text:p>
      <text:p text:style-name="P28">6- Mass (3)</text:p>
      <text:p text:style-name="P28">7- Ionic radius (3)</text:p>
      <text:p text:style-name="P28">8- Electron affinity (3)</text:p>
      <text:p text:style-name="P28">9- First ionization energy (3)</text:p>
      <text:p text:style-name="P28">10- vdW radius (3)</text:p>
      <text:p text:style-name="P30"><text:span text:style-name="T70">11</text:span>- Orbital fraction of valence electrons (4 (s, p, d, and f))</text:p>
      <text:p text:style-name="P30"/>
      <text:p text:style-name="P24">For <text:span text:style-name="T68">each binary</text:span> compound <text:span text:style-name="T74">(40)</text:span>:</text:p>
      <text:p text:style-name="P27">1- Weight </text:p>
      <text:p text:style-name="P31">2- <text:span text:style-name="T73">F</text:span>ormation energy</text:p>
      <text:p text:style-name="P31">3- <text:span text:style-name="T73">R</text:span>atio of anion to cation </text:p>
      <text:p text:style-name="P31">4- <text:span text:style-name="T73">R</text:span>atio of the cation to ternary</text:p>
      <text:p text:style-name="P31">5- <text:span text:style-name="T73">R</text:span>atio of anion to ternary</text:p>
      <text:p text:style-name="P31">6- <text:span text:style-name="T70">Average of: Pauling electronegativity, group, row, mas, ionic radius, electron affinity, first ionization energy, vdw radius (8)</text:span></text:p>
      <text:p text:style-name="P31">7- Absolute difference: <text:span text:style-name="T70">Pauling electronegativity, group, row, mas</text:span>s<text:span text:style-name="T70">, ionic radius, electron affinity, first ionization energy, vdw radius (</text:span>7<text:span text:style-name="T70">)</text:span></text:p>
      <text:p text:style-name="P31">8- Difference: <text:span text:style-name="T70">group, row, mas</text:span>s<text:span text:style-name="T70">, ionic radius, electron affinity, first ionization energy, vdw radius (</text:span>8<text:span text:style-name="T70">)</text:span></text:p>
      <text:p text:style-name="P32"><text:span text:style-name="T72">9</text:span>- <text:span text:style-name="T72">Ratio cation to antion</text:span>: <text:span text:style-name="T70">group, row, mas</text:span>s<text:span text:style-name="T70">, ionic radius, electron affinity, first ionization energy, vdw radius (</text:span>8<text:span text:style-name="T70">)</text:span></text:p>
      <text:p text:style-name="P33">10- <text:span text:style-name="T68">Orbital fraction of valence electrons (4 (s, p, d, and f))</text:span></text:p>
      <text:p text:style-name="P35"><text:span text:style-name="T95">11- O</text:span><text:span text:style-name="T94">xidation states of </text:span><text:span text:style-name="T96">constituent elements in binary/Oxidation states of the same element in ternary </text:span><text:span text:style-name="T94">(2), </text:span><text:span text:style-name="T97">only for charge-neutral compounds</text:span></text:p>
      <text:p text:style-name="P34"/>
      <text:p text:style-name="P14"><text:soft-page-break/>Classification:</text:p>
      <text:p text:style-name="P60"><text:span text:style-name="T83">The main goal of step </text:span><text:span text:style-name="T85">1 </text:span><text:span text:style-name="T83">is to increase the data for the second step. It is possible to make some ternary compounds (by combining two binaries from the MP</text:span><text:span text:style-name="T86">-</text:span><text:span text:style-name="T83">DB) that do not exist in the MPDB. That means that we can calculate the heuristic formation energy but the DFT formation energy is not know</text:span><text:span text:style-name="T86">n</text:span><text:span text:style-name="T83">. The trained system can classify these heuristic formation energy as accurate or not accurate. </text:span></text:p>
      <text:p text:style-name="P47">The number of ternary compounds that we have the heuristic formation energy but the DFT formation energy is not known is <text:span text:style-name="T63">depends of the total number of possible ternary compounds. The total number of possible ternary compounds with the formula A</text:span><text:span text:style-name="T52">x</text:span><text:span text:style-name="T93">B</text:span><text:span text:style-name="T52">y</text:span><text:span text:style-name="T93">C</text:span><text:span text:style-name="T52">y</text:span><text:span text:style-name="T93"> (x, y, z &lt;8) is about 5000000. We cannot handle this number of compounds. We might try ternary compounds with smaller number of x, y, and z (x, y, z &lt;4). After considering some chemical rules the total number of ternary compounds with A</text:span><text:span text:style-name="T52">x</text:span><text:span text:style-name="T93">B</text:span><text:span text:style-name="T52">y</text:span><text:span text:style-name="T93">C</text:span><text:span text:style-name="T52">y</text:span><text:span text:style-name="T93"> (x, y, z &lt;4) formula is 502448. </text:span></text:p>
      <text:p text:style-name="P43"><text:span text:style-name="T75">The heuristic formation energy of </text:span><text:span text:style-name="T11">262200</text:span><text:span text:style-name="T8"> </text:span><text:span text:style-name="T75">of these 502448 compounds can be calculated form the binary compounds available in the MPD. For </text:span><text:span text:style-name="T11">7913</text:span><text:span text:style-name="T8"> </text:span><text:span text:style-name="T75">of these </text:span><text:span text:style-name="T11">262200</text:span><text:span text:style-name="T8"> </text:span><text:span text:style-name="T75">compounds, DFT formation energies are known from the MPD. That means that we have the heuristic formation energies for </text:span><text:span text:style-name="T25">254287</text:span><text:span text:style-name="T24"> </text:span><text:span text:style-name="T75">ternary compounds but we do not know if their heuristic formation energies are accurate or not (not classified). For these compounds, a dataset with </text:span><text:span text:style-name="T26">420152</text:span><text:span text:style-name="T8"> </text:span><text:span text:style-name="T75">entries can be formed.</text:span></text:p>
      <text:p text:style-name="P53">Classification with 10% accuracy:</text:p>
      <text:p text:style-name="P44"><text:span text:style-name="T75">After classification, these entries are classified by the trained NN and </text:span><text:span text:style-name="T10">3</text:span><text:span text:style-name="T17">49122</text:span><text:span text:style-name="T8"> </text:span><text:span text:style-name="T75">of them are “not accurate”, whereas </text:span><text:span text:style-name="T17">71030</text:span><text:span text:style-name="T8"> </text:span><text:span text:style-name="T75">of them are classified as “accurate” (corresponding to</text:span><text:span text:style-name="T12"> </text:span><text:span text:style-name="T18">56591</text:span><text:span text:style-name="T8"> </text:span><text:span text:style-name="T75">ternary compounds). The latter will be used for the training of the NN for the second step. </text:span></text:p>
      <text:p text:style-name="P54">Classification with 5% accuracy: </text:p>
      <text:p text:style-name="P51"><text:span text:style-name="T75">After classification, these entries are classified by the trained NN and 391437</text:span><text:span text:style-name="T23"> </text:span><text:span text:style-name="T75">of them are “not accurate”, whereas 28715</text:span><text:span text:style-name="T23"> </text:span><text:span text:style-name="T75">of them are classified as “accurate” (corresponding to 24466</text:span><text:span text:style-name="T23"> </text:span><text:span text:style-name="T75">ternary compounds). The latter will be used for the training of the NN for the second step. </text:span></text:p>
      <text:p text:style-name="P52"/>
      <text:p text:style-name="P61"/>
      <text:p text:style-name="P61"/>
      <text:p text:style-name="P61"/>
      <text:p text:style-name="P61"/>
      <text:p text:style-name="P61"/>
      <text:p text:style-name="P61"/>
      <text:p text:style-name="P61">Step 2:</text:p>
      <text:p text:style-name="P55">Training:</text:p>
      <text:p text:style-name="P39"><text:soft-page-break/><text:span text:style-name="T120">B</text:span><text:span text:style-name="T121">ased on 10% accuracy</text:span></text:p>
      <text:p text:style-name="P50"><text:span text:style-name="T128">In addition to a</text:span><text:span text:style-name="T122">ll ternaries with </text:span><text:span text:style-name="T129">known </text:span><text:span text:style-name="T122">DFT formation energ</text:span><text:span text:style-name="T129">ies</text:span><text:span text:style-name="T122"> (</text:span><text:span text:style-name="T45">4215</text:span><text:span text:style-name="T46">5</text:span><text:span text:style-name="T45"> </text:span><text:span text:style-name="T47">ternaries </text:span><text:span text:style-name="T46">(one compound </text:span><text:span text:style-name="T48">which contain </text:span><text:span text:style-name="T46">He is removed)</text:span><text:span text:style-name="T123">), </text:span><text:span text:style-name="T124">those entries that are classified as 1 ( </text:span><text:span text:style-name="T43">71030</text:span><text:span text:style-name="T40"> </text:span><text:span text:style-name="T125">entries for </text:span><text:span text:style-name="T41">56591</text:span><text:span text:style-name="T126"> </text:span><text:span text:style-name="T125">ternary compounds</text:span><text:span text:style-name="T124">) </text:span><text:span text:style-name="T127">are <text:s/></text:span><text:span text:style-name="T124">used for the training of the NN for the second step. </text:span><text:span text:style-name="T130">It should be mentioned that in this stage some compounds that are classified as 1 are repeated </text:span><text:span text:style-name="T132">(</text:span><text:span text:style-name="T43">71030</text:span><text:span text:style-name="T44">-</text:span><text:span text:style-name="T41">56591</text:span><text:span text:style-name="T42">=14439</text:span><text:span text:style-name="T132">)</text:span><text:span text:style-name="T130">. </text:span><text:span text:style-name="T131">For <text:s/></text:span><text:span text:style-name="T134">these 14439</text:span><text:span text:style-name="T131"> compounds the average of formation energies are calculated as the heuristic formation energy. </text:span><text:span text:style-name="T130">That means, </text:span><text:span text:style-name="T134">(42155+56591=)</text:span><text:span text:style-name="T133">98746</text:span><text:span text:style-name="T130"> entries for training of the second step. </text:span></text:p>
      <text:p text:style-name="P66"><text:span text:style-name="T135">I</text:span>f we want to have the validation step, then <text:span text:style-name="T90">6231 </text:span>compounds with x,y,z&lt;4 which t<text:span text:style-name="T99">heir DFT formation energy is available but the heuristic formula does not predict the formation energy accurately </text:span>are removed from <text:span text:style-name="T13">4215</text:span><text:span text:style-name="T15">5</text:span><text:span text:style-name="T13"> </text:span><text:span text:style-name="T14">ternaries </text:span><text:span text:style-name="T20">(</text:span><text:span text:style-name="T13">4215</text:span><text:span text:style-name="T15">5</text:span><text:span text:style-name="T20">-6231=3592</text:span><text:span text:style-name="T21">4</text:span><text:span text:style-name="T20">)</text:span><text:span text:style-name="T14">. </text:span><text:span text:style-name="T7">That means total entries for training will be </text:span><text:span text:style-name="T35">(</text:span><text:span text:style-name="T36">35924</text:span><text:span text:style-name="T35">+56591=)</text:span><text:span text:style-name="T19">9251</text:span><text:span text:style-name="T22">5</text:span><text:span text:style-name="T16">.</text:span></text:p>
      <text:p text:style-name="P41"/>
      <text:p text:style-name="P65">Based on 5% accuracy</text:p>
      <text:p text:style-name="P38"><text:span text:style-name="T108">In addition to </text:span><text:span text:style-name="T104">all ternaries with </text:span><text:span text:style-name="T109">known </text:span><text:span text:style-name="T104">DFT formation energy (</text:span><text:span text:style-name="T32">4215</text:span><text:span text:style-name="T33">5</text:span><text:span text:style-name="T32"> </text:span><text:span text:style-name="T34">ternaries </text:span><text:span text:style-name="T33">(one compound </text:span><text:span text:style-name="T35">which contain</text:span><text:span text:style-name="T33"> He is removed)</text:span><text:span text:style-name="T104">), </text:span><text:span text:style-name="T110">those entries that are classified as 1 ( </text:span><text:span text:style-name="T111">28715 </text:span><text:span text:style-name="T112">entries for </text:span><text:span text:style-name="T115">24466</text:span><text:span text:style-name="T113"> </text:span><text:span text:style-name="T114"><text:s/></text:span><text:span text:style-name="T112">ternary compounds </text:span><text:span text:style-name="T105">are </text:span><text:span text:style-name="T106">used for the training of the NN for the second step</text:span><text:span text:style-name="T104">. </text:span><text:span text:style-name="T116">It should be mentioned that in this stage some compounds that are classified as 1 are repeated </text:span><text:span text:style-name="T117">(</text:span><text:span text:style-name="T111">28715</text:span><text:span text:style-name="T115">- 24466= 4249</text:span><text:span text:style-name="T117">)</text:span><text:span text:style-name="T116">. <text:s/></text:span><text:span text:style-name="T118">For <text:s/></text:span><text:span text:style-name="T119">these 4249</text:span><text:span text:style-name="T118"> compounds the average of formation energies are calculated as the heuristic formation energy. </text:span><text:span text:style-name="T116">That means, </text:span><text:span text:style-name="T119">(42155+24466=)</text:span><text:span text:style-name="T107">66621</text:span><text:span text:style-name="T116"> entries for training of the second step.</text:span></text:p>
      <text:p text:style-name="P67"><text:span text:style-name="T135">I</text:span>f we want to have the validation step, then <text:span text:style-name="T100">7601 </text:span>compounds with x,y,z&lt;4 which t<text:span text:style-name="T99">heir DFT formation energy is available but the heuristic formula does not predict the formation energy accurately are</text:span> removed from <text:span text:style-name="T13">4215</text:span><text:span text:style-name="T15">5</text:span><text:span text:style-name="T13"> </text:span><text:span text:style-name="T14">ternaries</text:span><text:span text:style-name="T20">(</text:span><text:span text:style-name="T13">4215</text:span><text:span text:style-name="T15">5</text:span><text:span text:style-name="T20">-</text:span><text:span text:style-name="T16">7601</text:span><text:span text:style-name="T20">=34554)</text:span><text:span text:style-name="T14">. </text:span><text:span text:style-name="T7">That means total entries for training will be </text:span><text:span text:style-name="T35">(</text:span><text:span text:style-name="T37">34554</text:span><text:span text:style-name="T35">+24466=)</text:span><text:span text:style-name="T19">59020</text:span><text:span text:style-name="T16">.</text:span></text:p>
      <text:p text:style-name="P4">It should be noted that in this step the features are merely from the ternary compounds since we do not know the binary compounds that can make the ternary compounds. </text:p>
      <text:p text:style-name="P25"><text:span text:style-name="T82">Features</text:span> <text:span text:style-name="T71">(37)</text:span>:</text:p>
      <text:p text:style-name="P29"><text:span text:style-name="T82">1</text:span>- Average of: P<text:span text:style-name="T65">auling electronegativity, </text:span>group, row, mas, ionic radius, electron affinity, first ionization energy, vdw radius (8)</text:p>
      <text:p text:style-name="P29">Ratio of properties of elements to the average value for </text:p>
      <text:p text:style-name="P29"><text:span text:style-name="T82">2</text:span>- Electronegativity (3)</text:p>
      <text:p text:style-name="P29"><text:span text:style-name="T82">3</text:span>- Group (3)</text:p>
      <text:p text:style-name="P29"><text:span text:style-name="T82">4</text:span>- Row (3)</text:p>
      <text:p text:style-name="P29"><text:span text:style-name="T82">5</text:span>- Mass (3)</text:p>
      <text:p text:style-name="P29"><text:span text:style-name="T82">6</text:span>- Ionic radius (3)</text:p>
      <text:p text:style-name="P29"><text:span text:style-name="T82">7</text:span>- Electron affinity (3)</text:p>
      <text:p text:style-name="P29"><text:span text:style-name="T82">8</text:span>- First ionization energy (3)</text:p>
      <text:p text:style-name="P29"><text:span text:style-name="T82">9</text:span>- vdW radius (3)</text:p>
      <text:p text:style-name="P12"><text:span text:style-name="T82">10</text:span>- Orbital fraction of valence electrons (4 (s, p, d, and f))</text:p>
      <text:p text:style-name="P13">1<text:span text:style-name="T82">1</text:span>- Heuristic formation energy (1)</text:p>
      <text:p text:style-name="P10"><text:soft-page-break/>** The model can be trained only with 25971 entries for which the heuristic formula predict an accurate formation energy. </text:p>
      <text:p text:style-name="P15"/>
      <text:p text:style-name="P15"/>
      <text:p text:style-name="P3"><text:span text:style-name="T81">R</text:span><text:span text:style-name="T80">egression</text:span><text:span text:style-name="T78">:</text:span></text:p>
      <text:p text:style-name="P57">Based on 10% accuracy</text:p>
      <text:p text:style-name="P48"><text:span text:style-name="T98">The ternary compounds that their formation energy should be predicted (after the model is trained)</text:span> <text:span text:style-name="T77">include the ternary compounds A</text:span><text:span text:style-name="T52">x</text:span><text:span text:style-name="T93">B</text:span><text:span text:style-name="T52">y</text:span><text:span text:style-name="T93">C</text:span><text:span text:style-name="T52">y</text:span><text:span text:style-name="T93"> (x, y, z &lt;4) that their heuristic formation energies are</text:span><text:span text:style-name="T79"> not</text:span><text:span text:style-name="T77"> classified as “accurate” (197696 ternary compounds) and those that the heuristic formation energies cannot be calculated (240248) from the binary compounds available in the MPD. In total </text:span><text:span text:style-name="T79">437944</text:span><text:span text:style-name="T77"> ternary compounds for which the formation energy should be predicted. </text:span></text:p>
      <text:p text:style-name="P56"/>
      <text:p text:style-name="P56"><text:span text:style-name="T75">B</text:span>ased on 5% accuracy</text:p>
      <text:p text:style-name="P49"><text:span text:style-name="T98">The ternary compounds that their formation energy should be predicted (after the model is trained)</text:span> <text:span text:style-name="T77">include the ternary compounds A</text:span><text:span text:style-name="T52">x</text:span><text:span text:style-name="T93">B</text:span><text:span text:style-name="T52">y</text:span><text:span text:style-name="T93">C</text:span><text:span text:style-name="T52">y</text:span><text:span text:style-name="T93"> (x, y, z &lt;4) that their heuristic formation energies are</text:span><text:span text:style-name="T79"> not</text:span><text:span text:style-name="T77"> classified as “accurate” (229821 ternary compounds) and those that the heuristic formation energies cannot be calculated (240248) from the binary compounds available in the MPD. In total </text:span><text:span text:style-name="T79">470069</text:span><text:span text:style-name="T77"> ternary compounds for which the formation energy should be predicted. </text:span></text:p>
      <text:p text:style-name="P37"/>
      <text:p text:style-name="P16">Validation:</text:p>
      <text:p text:style-name="P18">Based on 10% accuracy</text:p>
      <text:p text:style-name="P46">For <text:span text:style-name="T91">validation</text:span>, we used the ternary compounds that their DFT formation energy is available but the heuristic formula does not predict the formation energy accurately <text:span text:style-name="T90">(10487 compounds with class 0 that is used for training of the step 1)</text:span>. <text:span text:style-name="T90">If we limit our test to those ternaries with x, y, and z smaller than 4, then the number decreases to 6231. </text:span></text:p>
      <text:p text:style-name="P11"/>
      <text:p text:style-name="P58"><text:span text:style-name="T75">B</text:span>ased on 5% accuracy</text:p>
      <text:p text:style-name="P45">For validation, we used the ternary compounds that their DFT formation energy is available but the heuristic formula does not predict the formation energy accurately (13630 compounds with class 0 that is used for training of the step 1). If we limit our test to those ternaries with x, y, and z smaller than 4, then the number decreases to 760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 Sharp" svg:font-family="'WenQuanYi Zen Hei Sharp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2-08T16:07:00.054094065</meta:creation-date>
    <dc:date>2023-04-27T06:52:38.913401095</dc:date>
    <meta:editing-duration>P16DT3H25M18S</meta:editing-duration>
    <meta:editing-cycles>336</meta:editing-cycles>
    <meta:generator>LibreOffice/7.3.1.3$Linux_X86_64 LibreOffice_project/a69ca51ded25f3eefd52d7bf9a5fad8c90b87951</meta:generator>
    <dc:creator>Hossein Mirhosseini</dc:creator>
    <meta:document-statistic meta:table-count="0" meta:image-count="0" meta:object-count="0" meta:page-count="5" meta:paragraph-count="96" meta:word-count="1764" meta:character-count="10853" meta:non-whitespace-character-count="9147"/>
  </office:meta>
</office:document-meta>
</file>